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728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um_nodes" table:style-name="ta1">
        <table:shapes>
          <draw:frame draw:z-index="1" draw:id="id0" draw:style-name="a0" draw:name="Chart 1" svg:x="0.06496in" svg:y="2.29016in" svg:width="6.29803in" svg:height="4.2141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OpCount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01" table:style-name="ce1">
            <text:p>401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01" table:style-name="ce1">
            <text:p>501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601" table:style-name="ce1">
            <text:p>601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701" table:style-name="ce1">
            <text:p>701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801" table:style-name="ce1">
            <text:p>801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901" table:style-name="ce1">
            <text:p>901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quick_sort" table:style-name="ta1">
        <table:shapes>
          <draw:frame draw:z-index="1" draw:id="id1" draw:style-name="a1" draw:name="Chart 1" svg:x="0.02205in" svg:y="1.98661in" svg:width="7.90236in" svg:height="5.09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Array Size</text:p>
          </table:table-cell>
          <table:table-cell office:value-type="string" table:style-name="ce1">
            <text:p>Operation Count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644" table:style-name="ce1">
            <text:p>4644</text:p>
          </table:table-cell>
          <table:table-cell table:number-columns-repeated="1638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1595" table:style-name="ce1">
            <text:p>11595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9611" table:style-name="ce1">
            <text:p>19611</text:p>
          </table:table-cell>
          <table:table-cell table:number-columns-repeated="1638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23080" table:style-name="ce1">
            <text:p>23080</text:p>
          </table:table-cell>
          <table:table-cell table:number-columns-repeated="16382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1586" table:style-name="ce1">
            <text:p>31586</text:p>
          </table:table-cell>
          <table:table-cell table:number-columns-repeated="16382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43102" table:style-name="ce1">
            <text:p>43102</text:p>
          </table:table-cell>
          <table:table-cell table:number-columns-repeated="16382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45516" table:style-name="ce1">
            <text:p>45516</text:p>
          </table:table-cell>
          <table:table-cell table:number-columns-repeated="16382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58919" table:style-name="ce1">
            <text:p>58919</text:p>
          </table:table-cell>
          <table:table-cell table:number-columns-repeated="16382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67956" table:style-name="ce1">
            <text:p>67956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merge_sort" table:style-name="ta1">
        <table:shapes>
          <draw:frame draw:z-index="1" draw:id="id2" draw:style-name="a2" draw:name="Chart 1" svg:x="0.05433in" svg:y="2.08333in" svg:width="6.98734in" svg:height="5.29934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Chart 2" svg:x="8.33425in" svg:y="3.06417in" svg:width="6.30787in" svg:height="4.0783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number-columns-repeated="2" table:default-cell-style-name="ce1"/>
        <table:table-column table:style-name="co1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rray Size</text:p>
          </table:table-cell>
          <table:table-cell office:value-type="string" table:style-name="ce1">
            <text:p>Operation Count</text:p>
          </table:table-cell>
          <table:table-cell office:value-type="string" table:style-name="ce1">
            <text:p>nlog(n)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838" table:style-name="ce1">
            <text:p>3838</text:p>
          </table:table-cell>
          <table:table-cell office:value-type="float" office:value="1349.4850021680093" table:formula="of:=[.A3]*LOG([.A3]; 10)" table:style-name="ce1">
            <text:p>1349.485002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702" table:style-name="ce1">
            <text:p>8702</text:p>
          </table:table-cell>
          <table:table-cell office:value-type="float" office:value="2999.9999999999995" table:formula="of:=[.A4]*LOG([.A4]; 10)" table:style-name="ce1">
            <text:p>3000</text:p>
          </table:table-cell>
          <table:table-cell table:number-columns-repeated="16381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3938" table:style-name="ce1">
            <text:p>13938</text:p>
          </table:table-cell>
          <table:table-cell office:value-type="float" office:value="4764.1368885835218" table:formula="of:=[.A5]*LOG([.A5]; 10)" table:style-name="ce1">
            <text:p>4764.136889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9407" table:style-name="ce1">
            <text:p>19407</text:p>
          </table:table-cell>
          <table:table-cell office:value-type="float" office:value="6602.0599913279621" table:formula="of:=[.A6]*LOG([.A6]; 10)" table:style-name="ce1">
            <text:p>6602.059991</text:p>
          </table:table-cell>
          <table:table-cell table:number-columns-repeated="1638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25114" table:style-name="ce1">
            <text:p>25114</text:p>
          </table:table-cell>
          <table:table-cell office:value-type="float" office:value="8494.8500216800931" table:formula="of:=[.A7]*LOG([.A7]; 10)" table:style-name="ce1">
            <text:p>8494.850022</text:p>
          </table:table-cell>
          <table:table-cell table:number-columns-repeated="1638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30925" table:style-name="ce1">
            <text:p>30925</text:p>
          </table:table-cell>
          <table:table-cell office:value-type="float" office:value="10431.363764158985" table:formula="of:=[.A8]*LOG([.A8]; 10)" table:style-name="ce1">
            <text:p>10431.36376</text:p>
          </table:table-cell>
          <table:table-cell table:number-columns-repeated="16381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36818" table:style-name="ce1">
            <text:p>36818</text:p>
          </table:table-cell>
          <table:table-cell office:value-type="float" office:value="12404.238155225963" table:formula="of:=[.A9]*LOG([.A9]; 10)" table:style-name="ce1">
            <text:p>12404.23816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42906" table:style-name="ce1">
            <text:p>42906</text:p>
          </table:table-cell>
          <table:table-cell office:value-type="float" office:value="14408.239965311848" table:formula="of:=[.A10]*LOG([.A10]; 10)" table:style-name="ce1">
            <text:p>14408.23997</text:p>
          </table:table-cell>
          <table:table-cell table:number-columns-repeated="16381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48990" table:style-name="ce1">
            <text:p>48990</text:p>
          </table:table-cell>
          <table:table-cell office:value-type="float" office:value="16439.456311989044" table:formula="of:=[.A11]*LOG([.A11]; 10)" table:style-name="ce1">
            <text:p>16439.4563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AARYAN PANIGRAHI - 122131349 - MITMPL</dc:creator>
    <meta:creation-date>2024-02-13T15:51:35Z</meta:creation-date>
    <dc:date>2024-02-20T04:47:47Z</dc:date>
    <meta:editing-cycles>3</meta:editing-cycles>
    <meta:editing-duration>PT2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3.4203937007874pt" svg:width="453.4582677165354pt" chart:style-name="Crt0">
        <chart:title chart:style-name="CT00">
          <text:p text:style-name="a0" text:class-names="" text:cond-style-name="">Time Complexity - Number of nod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pcou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of Tree</text:p>
            </chart:title>
            <chart:categories table:cell-range-address="num_nodes.$A$3:.$A$12"/>
          </chart:axis>
          <chart:series chart:label-cell-address="num_nodes.$B$2" chart:values-cell-range-address="num_nodes.$B$3:.$B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66.6897637795275pt" svg:width="568.9700787401575pt" chart:style-name="Crt0">
        <chart:title chart:style-name="CT00">
          <text:p text:style-name="a0" text:class-names="" text:cond-style-name="">Quick Sort Order of growth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pcount for QuickSor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categories table:cell-range-address="quick_sort.$A$2:.$A$11"/>
          </chart:axis>
          <chart:series chart:label-cell-address="quick_sort.$B$1" chart:values-cell-range-address="quick_sort.$B$2:.$B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81.5527559055118pt" svg:width="503.088188976378pt" chart:style-name="Crt0">
        <chart:title chart:style-name="CT00">
          <text:p text:style-name="a0" text:class-names="" text:cond-style-name="">Merge So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pcount in merg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categories table:cell-range-address="merge_sort.$A$2:.$A$11"/>
          </chart:axis>
          <chart:series chart:label-cell-address="merge_sort.$B$1" chart:values-cell-range-address="merge_sort.$B$2:.$B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3.6409448818898pt" svg:width="454.166850393700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rge_sort.$A$2:.$A$11"/>
          </chart:axis>
          <chart:series chart:label-cell-address="merge_sort.$B$1" chart:values-cell-range-address="merge_sort.$B$2:.$B$11" chart:class="chart:line" chart:attached-axis="primary-y" chart:style-name="G0S0">
            <chart:data-point chart:repeated="10"/>
          </chart:series>
          <chart:series chart:label-cell-address="merge_sort.$C$1" chart:values-cell-range-address="merge_sort.$C$2:.$C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